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edb3" officeooo:paragraph-rsid="000ced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edb3" officeooo:paragraph-rsid="000ced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0cedb3" officeooo:paragraph-rsid="000cedb3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t user;<text:span text:style-name="T1"> --&gt; para saber en que usuario estás</text:span></text:p>
      <text:p text:style-name="P1">\du<text:span text:style-name="T1"> --&gt; ver que usuarios hay</text:span></text:p>
      <text:p text:style-name="P1">\dn<text:span text:style-name="T1"> --&gt; ver los esquemas de la base</text:span></text:p>
      <text:p text:style-name="P2">\l <text:span text:style-name="T1">--&gt; lista las bases existentes</text:span></text:p>
      <text:p text:style-name="P2">\c nombreBase nombreUsuario<text:span text:style-name="T1"> --&gt; para cambiar de base y/o usuario</text:span></text:p>
      <text:p text:style-name="P2">create database nombreBase<text:span text:style-name="T1"> --&gt; para crear una base</text:span></text:p>
      <text:p text:style-name="P2">revoke connect on database nombreBase from nombreUsuario;<text:span text:style-name="T1"> --&gt; quitar permiso de conexión</text:span></text:p>
      <text:p text:style-name="P3">(existe el usuario public-&gt;se le puede dar o quitar permiso de conexion)</text:p>
      <text:p text:style-name="P2">grant connect on database nombreBase to nombreUsuario; <text:span text:style-name="T1">--&gt; da permiso de conexión</text:span></text:p>
      <text:p text:style-name="P2">create schema nombreEsquema;<text:span text:style-name="T1"> --&gt; crear esquema (en la base en la que estés)</text:span></text:p>
      <text:p text:style-name="P2">create user nombreUsuario with password 'contraseñaUsuario'; <text:span text:style-name="T1">--&gt; para crear un usuario (necesitas permisos de administrador)</text:span></text:p>
      <text:p text:style-name="P2">alter schema nombreEsquema owner to nombreUsuario;<text:span text:style-name="T1"> --&gt; cambiar el nombre del esquema</text:span></text:p>
      <text:p text:style-name="P2"><text:span text:style-name="T1"/></text:p>
      <text:p text:style-name="P2"><text:span text:style-name="T1">Para crear una tabla en un esquema precisamos usar nombreEsquema.nombreTabla, esto se debe a que el usuario tiene por defecto un esquema -&gt;(si no se le cambia es el public)</text:span></text:p>
      <text:p text:style-name="P2">alter user nombreUsuario in database nombreTabla set search_path to nombreEsquema; <text:span text:style-name="T1">--&gt; para cambiar el esquema por defecto</text:span></text:p>
      <text:p text:style-name="P2">show search_path;<text:span text:style-name="T1"> --&gt; mirar el esquema por defecto que tiene el usuario en el que estemo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5T09:53:05.692000000</meta:creation-date>
    <dc:date>2023-04-15T10:04:12.399000000</dc:date>
    <meta:editing-duration>PT11M8S</meta:editing-duration>
    <meta:editing-cycles>1</meta:editing-cycles>
    <meta:document-statistic meta:table-count="0" meta:image-count="0" meta:object-count="0" meta:page-count="1" meta:paragraph-count="15" meta:word-count="199" meta:character-count="1165" meta:non-whitespace-character-count="994"/>
    <meta:generator>LibreOffice/7.4.2.3$Windows_X86_64 LibreOffice_project/382eef1f22670f7f4118c8c2dd222ec7ad009daf</meta:generator>
  </office:meta>
</office:document-meta>
</file>